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12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eixo tamany del problema fix, canvio número de nod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SHOLD = 1% len(D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Nodes \ Ds</text:p>
          </table:table-cell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3 (debug)</text:p>
          </table:table-cell>
          <table:covered-table-cell table:number-columns-repeated="2"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692" calcext:value-type="float">
            <text:p>37.692</text:p>
          </table:table-cell>
          <table:table-cell table:number-columns-repeated="2"/>
          <table:table-cell office:value-type="float" office:value="2564.6103" calcext:value-type="float">
            <text:p>2564.6103</text:p>
          </table:table-cell>
          <table:table-cell table:formula="of:=[.$E$5]/[.E5]" office:value-type="float" office:value="1" calcext:value-type="float">
            <text:p>1</text:p>
          </table:table-cell>
          <table:table-cell office:value-type="float" office:value="2428.018" calcext:value-type="float">
            <text:p>2428.018</text:p>
          </table:table-cell>
          <table:table-cell table:formula="of:=[.$G$5]/[.G5]" office:value-type="float" office:value="1" calcext:value-type="float">
            <text:p>1</text:p>
          </table:table-cell>
          <table:table-cell office:value-type="float" office:value="4281" calcext:value-type="float">
            <text:p>4281</text:p>
          </table:table-cell>
          <table:table-cell table:formula="of:=[.$I$5]/[.I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3219" calcext:value-type="float">
            <text:p>27.3219</text:p>
          </table:table-cell>
          <table:table-cell table:number-columns-repeated="2"/>
          <table:table-cell office:value-type="float" office:value="1628.707" calcext:value-type="float">
            <text:p>1628.707</text:p>
          </table:table-cell>
          <table:table-cell table:formula="of:=[.$E$5]/[.E6]" office:value-type="float" office:value="1.57462962951593" calcext:value-type="float">
            <text:p>1.57462962951593</text:p>
          </table:table-cell>
          <table:table-cell office:value-type="float" office:value="1730.508" calcext:value-type="float">
            <text:p>1730.508</text:p>
          </table:table-cell>
          <table:table-cell table:formula="of:=[.$G$5]/[.G6]" office:value-type="float" office:value="1.40306661396538" calcext:value-type="float">
            <text:p>1.40306661396538</text:p>
          </table:table-cell>
          <table:table-cell office:value-type="float" office:value="2023" calcext:value-type="float">
            <text:p>2023</text:p>
          </table:table-cell>
          <table:table-cell table:formula="of:=[.$I$5]/[.I6]" office:value-type="float" office:value="2.11616411270391" calcext:value-type="float">
            <text:p>2.1161641127039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4752" calcext:value-type="float">
            <text:p>24.4752</text:p>
          </table:table-cell>
          <table:table-cell table:number-columns-repeated="2"/>
          <table:table-cell office:value-type="float" office:value="1370.504" calcext:value-type="float">
            <text:p>1370.504</text:p>
          </table:table-cell>
          <table:table-cell table:formula="of:=[.$E$5]/[.E7]" office:value-type="float" office:value="1.87128990502764" calcext:value-type="float">
            <text:p>1.87128990502764</text:p>
          </table:table-cell>
          <table:table-cell office:value-type="float" office:value="1124.194" calcext:value-type="float">
            <text:p>1124.194</text:p>
          </table:table-cell>
          <table:table-cell table:formula="of:=[.$G$5]/[.G7]" office:value-type="float" office:value="2.15978558860837" calcext:value-type="float">
            <text:p>2.15978558860837</text:p>
          </table:table-cell>
          <table:table-cell office:value-type="float" office:value="1616" calcext:value-type="float">
            <text:p>1616</text:p>
          </table:table-cell>
          <table:table-cell table:formula="of:=[.$I$5]/[.I7]" office:value-type="float" office:value="2.64913366336634" calcext:value-type="float">
            <text:p>2.649133663366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1711" calcext:value-type="float">
            <text:p>20.1711</text:p>
          </table:table-cell>
          <table:table-cell table:number-columns-repeated="2"/>
          <table:table-cell office:value-type="float" office:value="1174.417" calcext:value-type="float">
            <text:p>1174.417</text:p>
          </table:table-cell>
          <table:table-cell table:formula="of:=[.$E$5]/[.E8]" office:value-type="float" office:value="2.18373056588929" calcext:value-type="float">
            <text:p>2.18373056588929</text:p>
          </table:table-cell>
          <table:table-cell office:value-type="float" office:value="936.45" calcext:value-type="float">
            <text:p>936.45</text:p>
          </table:table-cell>
          <table:table-cell table:formula="of:=[.$G$5]/[.G8]" office:value-type="float" office:value="2.59278979123285" calcext:value-type="float">
            <text:p>2.59278979123285</text:p>
          </table:table-cell>
          <table:table-cell office:value-type="float" office:value="1079" calcext:value-type="float">
            <text:p>1079</text:p>
          </table:table-cell>
          <table:table-cell table:formula="of:=[.$I$5]/[.I8]" office:value-type="float" office:value="3.967562557924" calcext:value-type="float">
            <text:p>3.96756255792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9" calcext:value-type="float">
            <text:p>18.49</text:p>
          </table:table-cell>
          <table:table-cell table:number-columns-repeated="2"/>
          <table:table-cell office:value-type="float" office:value="1015.69" calcext:value-type="float">
            <text:p>1015.69</text:p>
          </table:table-cell>
          <table:table-cell table:formula="of:=[.$E$5]/[.E9]" office:value-type="float" office:value="2.52499315736101" calcext:value-type="float">
            <text:p>2.52499315736101</text:p>
          </table:table-cell>
          <table:table-cell office:value-type="float" office:value="997.51" calcext:value-type="float">
            <text:p>997.51</text:p>
          </table:table-cell>
          <table:table-cell table:formula="of:=[.$G$5]/[.G9]" office:value-type="float" office:value="2.43407885635232" calcext:value-type="float">
            <text:p>2.43407885635232</text:p>
          </table:table-cell>
          <table:table-cell table:style-name="ce3" office:value-type="float" office:value="898" calcext:value-type="float">
            <text:p>898</text:p>
          </table:table-cell>
          <table:table-cell table:formula="of:=[.$I$5]/[.I9]" office:value-type="float" office:value="4.76726057906459" calcext:value-type="float">
            <text:p>4.767260579064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84" calcext:value-type="float">
            <text:p>17.84</text:p>
          </table:table-cell>
          <table:table-cell table:number-columns-repeated="2"/>
          <table:table-cell office:value-type="float" office:value="1000.612" calcext:value-type="float">
            <text:p>1000.612</text:p>
          </table:table-cell>
          <table:table-cell table:formula="of:=[.$E$5]/[.E10]" office:value-type="float" office:value="2.5630417184683" calcext:value-type="float">
            <text:p>2.5630417184683</text:p>
          </table:table-cell>
          <table:table-cell office:value-type="float" office:value="798.57" calcext:value-type="float">
            <text:p>798.57</text:p>
          </table:table-cell>
          <table:table-cell table:formula="of:=[.$G$5]/[.G10]" office:value-type="float" office:value="3.04045731745495" calcext:value-type="float">
            <text:p>3.04045731745495</text:p>
          </table:table-cell>
          <table:table-cell table:style-name="ce3" office:value-type="float" office:value="819" calcext:value-type="float">
            <text:p>819</text:p>
          </table:table-cell>
          <table:table-cell table:formula="of:=[.$I$5]/[.I10]" office:value-type="float" office:value="5.22710622710623" calcext:value-type="float">
            <text:p>5.227106227106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48" calcext:value-type="float">
            <text:p>17.48</text:p>
          </table:table-cell>
          <table:table-cell table:number-columns-repeated="2"/>
          <table:table-cell office:value-type="float" office:value="1062.506" calcext:value-type="float">
            <text:p>1062.506</text:p>
          </table:table-cell>
          <table:table-cell table:formula="of:=[.$E$5]/[.E11]" office:value-type="float" office:value="2.41373724007206" calcext:value-type="float">
            <text:p>2.41373724007206</text:p>
          </table:table-cell>
          <table:table-cell office:value-type="float" office:value="760.72" calcext:value-type="float">
            <text:p>760.72</text:p>
          </table:table-cell>
          <table:table-cell table:formula="of:=[.$G$5]/[.G11]" office:value-type="float" office:value="3.19173677568619" calcext:value-type="float">
            <text:p>3.19173677568619</text:p>
          </table:table-cell>
          <table:table-cell table:style-name="ce3" office:value-type="float" office:value="760" calcext:value-type="float">
            <text:p>760</text:p>
          </table:table-cell>
          <table:table-cell table:formula="of:=[.$I$5]/[.I11]" office:value-type="float" office:value="5.63289473684211" calcext:value-type="float">
            <text:p>5.6328947368421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5" calcext:value-type="float">
            <text:p>16.05</text:p>
          </table:table-cell>
          <table:table-cell table:number-columns-repeated="2"/>
          <table:table-cell office:value-type="float" office:value="983.082" calcext:value-type="float">
            <text:p>983.082</text:p>
          </table:table-cell>
          <table:table-cell table:formula="of:=[.$E$5]/[.E12]" office:value-type="float" office:value="2.60874504873449" calcext:value-type="float">
            <text:p>2.60874504873449</text:p>
          </table:table-cell>
          <table:table-cell office:value-type="float" office:value="739.271" calcext:value-type="float">
            <text:p>739.271</text:p>
          </table:table-cell>
          <table:table-cell table:formula="of:=[.$G$5]/[.G12]" office:value-type="float" office:value="3.28434092504643" calcext:value-type="float">
            <text:p>3.28434092504643</text:p>
          </table:table-cell>
          <table:table-cell table:style-name="ce3" office:value-type="float" office:value="759" calcext:value-type="float">
            <text:p>759</text:p>
          </table:table-cell>
          <table:table-cell table:formula="of:=[.$I$5]/[.I12]" office:value-type="float" office:value="5.6403162055336" calcext:value-type="float">
            <text:p>5.640316205533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5" calcext:value-type="float">
            <text:p>16.45</text:p>
          </table:table-cell>
          <table:table-cell table:number-columns-repeated="2"/>
          <table:table-cell office:value-type="float" office:value="981.345" calcext:value-type="float">
            <text:p>981.345</text:p>
          </table:table-cell>
          <table:table-cell table:formula="of:=[.$E$5]/[.E13]" office:value-type="float" office:value="2.61336257890956" calcext:value-type="float">
            <text:p>2.61336257890956</text:p>
          </table:table-cell>
          <table:table-cell office:value-type="float" office:value="721.423" calcext:value-type="float">
            <text:p>721.423</text:p>
          </table:table-cell>
          <table:table-cell table:formula="of:=[.$G$5]/[.G13]" office:value-type="float" office:value="3.36559549667809" calcext:value-type="float">
            <text:p>3.36559549667809</text:p>
          </table:table-cell>
          <table:table-cell table:style-name="ce3" office:value-type="float" office:value="727" calcext:value-type="float">
            <text:p>727</text:p>
          </table:table-cell>
          <table:table-cell table:formula="of:=[.$I$5]/[.I13]" office:value-type="float" office:value="5.88858321870702" calcext:value-type="float">
            <text:p>5.88858321870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#Nodes compte també el master on al master hi ha 24 cores.</text:p>
          </table:table-cell>
          <table:table-cell table:number-columns-repeated="7"/>
          <table:table-cell table:style-name="ce3" office:value-type="float" office:value="720" calcext:value-type="float">
            <text:p>720</text:p>
          </table:table-cell>
          <table:table-cell table:formula="of:=[.$I$5]/[.I14]" office:value-type="float" office:value="5.94583333333333" calcext:value-type="float">
            <text:p>5.94583333333333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 table:number-rows-repeated="6">
          <table:table-cell/>
          <table:table-cell table:style-name="ce2" table:number-columns-repeated="13"/>
        </table:table-row>
        <table:table-row table:style-name="ro1">
          <table:table-cell/>
          <table:table-cell table:style-name="ce2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2" number:language="en" number:country="U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6:05:09.480216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31:34.034940142</meta:creation-date>
    <meta:editing-duration>P3DT3H58M44S</meta:editing-duration>
    <meta:editing-cycles>6</meta:editing-cycles>
    <meta:generator>LibreOffice/5.3.5.2$Linux_X86_64 LibreOffice_project/30m0$Build-2</meta:generator>
    <dc:date>2018-01-31T17:35:09.706187721</dc:date>
    <meta:document-statistic meta:table-count="1" meta:cell-count="81" meta:object-count="0"/>
  </office:meta>
</office:document-meta>
</file>